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adornments="Regular" style:font-pitch="fixed"/>
    <style:font-face style:name="Courier New" svg:font-family="'Courier New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25in" style:type="center"/>
          <style:tab-stop style:position="6.9252in" style:type="right"/>
        </style:tab-stops>
      </style:paragraph-properties>
    </style:style>
    <style:style style:name="P2" style:family="paragraph" style:parent-style-name="Title">
      <style:paragraph-properties fo:text-align="center" style:justify-single-word="false"/>
      <style:text-properties officeooo:rsid="00a02866" officeooo:paragraph-rsid="00a02866"/>
    </style:style>
    <style:style style:name="P3" style:family="paragraph" style:parent-style-name="Text_20_body">
      <style:text-properties officeooo:rsid="00a02866" officeooo:paragraph-rsid="00a02866"/>
    </style:style>
    <style:style style:name="P4" style:family="paragraph" style:parent-style-name="Text_20_body">
      <style:text-properties officeooo:rsid="00a02866" officeooo:paragraph-rsid="00a0794b"/>
    </style:style>
    <style:style style:name="P5" style:family="paragraph" style:parent-style-name="Code">
      <style:text-properties fo:font-size="8pt" style:font-size-asian="8pt" style:font-size-complex="8pt"/>
    </style:style>
    <style:style style:name="P6" style:family="paragraph" style:parent-style-name="Code">
      <style:text-properties fo:font-size="8pt" officeooo:paragraph-rsid="00a347f3" style:font-size-asian="8pt" style:font-size-complex="8pt"/>
    </style:style>
    <style:style style:name="P7" style:family="paragraph" style:parent-style-name="Code" style:master-page-name="">
      <style:paragraph-properties fo:keep-together="always" style:page-number="auto"/>
      <style:text-properties fo:font-size="8pt" style:font-size-asian="8pt" style:font-size-complex="8pt"/>
    </style:style>
    <style:style style:name="P8" style:family="paragraph" style:parent-style-name="Code" style:master-page-name="">
      <style:paragraph-properties fo:keep-together="always" style:page-number="auto" fo:keep-with-next="always"/>
      <style:text-properties fo:font-size="8pt" style:font-size-asian="8pt" style:font-size-complex="8pt"/>
    </style:style>
    <style:style style:name="P9" style:family="paragraph" style:parent-style-name="Code">
      <style:paragraph-properties fo:keep-together="always"/>
      <style:text-properties fo:font-size="8pt" style:font-size-asian="8pt" style:font-size-complex="8pt"/>
    </style:style>
    <style:style style:name="P10" style:family="paragraph" style:parent-style-name="Code">
      <style:paragraph-properties fo:keep-together="always" fo:keep-with-next="always"/>
      <style:text-properties fo:font-size="8pt" style:font-size-asian="8pt" style:font-size-complex="8pt"/>
    </style:style>
    <style:style style:name="P11" style:family="paragraph" style:parent-style-name="Code">
      <style:text-properties fo:font-size="8pt" officeooo:rsid="00ae4993" officeooo:paragraph-rsid="00ae4993" style:font-size-asian="8pt" style:font-size-complex="8pt"/>
    </style:style>
    <style:style style:name="P12" style:family="paragraph" style:parent-style-name="Code">
      <style:paragraph-properties fo:keep-together="always"/>
    </style:style>
    <style:style style:name="P13" style:family="paragraph" style:parent-style-name="Text_20_body">
      <style:text-properties officeooo:rsid="00a6abbc" officeooo:paragraph-rsid="00a6abbc"/>
    </style:style>
    <style:style style:name="P14" style:family="paragraph" style:parent-style-name="Text_20_body">
      <style:text-properties officeooo:rsid="00a18b55" officeooo:paragraph-rsid="00a18b55"/>
    </style:style>
    <style:style style:name="P15" style:family="paragraph" style:parent-style-name="Text_20_body">
      <style:text-properties officeooo:rsid="00a1fed8" officeooo:paragraph-rsid="00a347f3"/>
    </style:style>
    <style:style style:name="P16" style:family="paragraph" style:parent-style-name="Text_20_body">
      <style:text-properties officeooo:paragraph-rsid="00a18b55"/>
    </style:style>
    <style:style style:name="P17" style:family="paragraph" style:parent-style-name="Text_20_body">
      <style:text-properties officeooo:rsid="00a347f3" officeooo:paragraph-rsid="00a347f3"/>
    </style:style>
    <style:style style:name="P18" style:family="paragraph" style:parent-style-name="Text_20_body">
      <style:text-properties officeooo:rsid="00a347f3" officeooo:paragraph-rsid="00a46b1a"/>
    </style:style>
    <style:style style:name="P19" style:family="paragraph" style:parent-style-name="Text_20_body">
      <style:text-properties officeooo:paragraph-rsid="00a347f3"/>
    </style:style>
    <style:style style:name="P20" style:family="paragraph" style:parent-style-name="Text_20_body">
      <style:text-properties officeooo:rsid="00a46b1a" officeooo:paragraph-rsid="00a46b1a"/>
    </style:style>
    <style:style style:name="P21" style:family="paragraph" style:parent-style-name="Text_20_body">
      <style:text-properties officeooo:rsid="00a553bc" officeooo:paragraph-rsid="00a553bc"/>
    </style:style>
    <style:style style:name="P22" style:family="paragraph" style:parent-style-name="Text_20_body">
      <style:text-properties officeooo:rsid="00a7e207" officeooo:paragraph-rsid="00a7e207"/>
    </style:style>
    <style:style style:name="P23" style:family="paragraph" style:parent-style-name="Text_20_body">
      <style:text-properties officeooo:rsid="00a0794b" officeooo:paragraph-rsid="00a0794b"/>
    </style:style>
    <style:style style:name="P24" style:family="paragraph" style:parent-style-name="Code">
      <style:text-properties fo:font-size="8pt" officeooo:rsid="00acb27e" style:font-size-asian="8pt" style:font-size-complex="8pt"/>
    </style:style>
    <style:style style:name="P25" style:family="paragraph" style:parent-style-name="Code">
      <style:text-properties fo:font-size="8pt" style:font-size-asian="8pt" style:font-size-complex="8pt"/>
    </style:style>
    <style:style style:name="P26" style:family="paragraph" style:parent-style-name="Heading_20_1">
      <style:text-properties officeooo:rsid="009eb83c" officeooo:paragraph-rsid="009eb83c"/>
    </style:style>
    <style:style style:name="P27" style:family="paragraph" style:parent-style-name="Heading_20_1">
      <style:text-properties officeooo:rsid="0098f1fb" officeooo:paragraph-rsid="0098f1fb"/>
    </style:style>
    <style:style style:name="P28" style:family="paragraph" style:parent-style-name="Heading_20_1">
      <style:text-properties officeooo:rsid="009d6b32" officeooo:paragraph-rsid="009d6b32"/>
    </style:style>
    <style:style style:name="P29" style:family="paragraph" style:parent-style-name="Heading_20_2">
      <style:text-properties officeooo:rsid="00a0794b" officeooo:paragraph-rsid="00a0794b"/>
    </style:style>
    <style:style style:name="P30" style:family="paragraph" style:parent-style-name="Heading_20_2">
      <style:text-properties officeooo:rsid="009eb83c" officeooo:paragraph-rsid="009eb83c"/>
    </style:style>
    <style:style style:name="P31" style:family="paragraph" style:parent-style-name="Heading_20_2">
      <style:text-properties officeooo:rsid="009d6b32" officeooo:paragraph-rsid="009d6b32"/>
    </style:style>
    <style:style style:name="P32" style:family="paragraph" style:parent-style-name="Heading_20_2">
      <style:text-properties officeooo:rsid="00a6abbc" officeooo:paragraph-rsid="00a6abbc"/>
    </style:style>
    <style:style style:name="P33" style:family="paragraph" style:parent-style-name="Heading_20_3">
      <style:text-properties officeooo:rsid="00a18b55" officeooo:paragraph-rsid="00a18b55"/>
    </style:style>
    <style:style style:name="P34" style:family="paragraph" style:parent-style-name="Heading_20_3">
      <style:text-properties officeooo:rsid="00a1fed8" officeooo:paragraph-rsid="00a1fed8"/>
    </style:style>
    <style:style style:name="P35" style:family="paragraph" style:parent-style-name="Heading_20_3">
      <style:text-properties officeooo:rsid="00a1fed8" officeooo:paragraph-rsid="00a347f3"/>
    </style:style>
    <style:style style:name="T1" style:family="text">
      <style:text-properties officeooo:rsid="009eb83c"/>
    </style:style>
    <style:style style:name="T2" style:family="text">
      <style:text-properties officeooo:rsid="00a0794b"/>
    </style:style>
    <style:style style:name="T3" style:family="text">
      <style:text-properties officeooo:rsid="00a18b55"/>
    </style:style>
    <style:style style:name="T4" style:family="text">
      <style:text-properties officeooo:rsid="00a46b1a"/>
    </style:style>
    <style:style style:name="T5" style:family="text">
      <style:text-properties officeooo:rsid="00a553bc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officeooo:rsid="00aeb87b"/>
    </style:style>
    <style:style style:name="T8" style:family="text">
      <style:text-properties officeooo:rsid="00b07c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talinux-OBMC Build Instructions</text:p>
      <text:h text:style-name="P26" text:outline-level="1">Overview</text:h>
      <text:p text:style-name="P3">The Petalinux/Yocto OBMC project consists of two sub-projects. <text:s/>Because Petalinux stopped maintaining it’s presence in the OBMC project several years ago, there was no open-source project upon which to base LCR’s OBMC Controller Board’s software design. <text:s/>Consequently, OBMC and Petalinux began diverging as far as Yocto support, kernel versions, etc.</text:p>
      <text:p text:style-name="P4">Because there was no way found to port one to the other in the necessary time-frame, it was decided, as an interim solution, to support two projects – the Petalinux project, from which the board design, FPGA design, device-tree, bootloader, and kernel could be produced, and the OBMC Yocto project, from which Open BMC and the Rootfs could be produced. <text:s/>The artifacts of these two projects could then be merged to produce an Open BMC <text:span text:style-name="T2">controller running on a Xilinx SOC.</text:span></text:p>
      <text:p text:style-name="P4"/>
      <text:p text:style-name="P4"><text:line-break/></text:p>
      <text:h text:style-name="P27" text:outline-level="1">Scope</text:h>
      <text:p text:style-name="P23">This document describes the step-by-step process to create an Ubuntu build server, acquire the necessary software repositories, create and merge the build artifacts, and flash these artifacts onto LCR’s OBMC Controller Board.</text:p>
      <text:h text:style-name="P28" text:outline-level="1">Steps</text:h>
      <text:h text:style-name="P29" text:outline-level="2">Configure Ubuntu Build Server</text:h>
      <text:h text:style-name="P33" text:outline-level="3">Requirements</text:h>
      <text:p text:style-name="P16">1) Ubuntu server 20.04 or later. <text:s/>(Tested on 20.04LTS)</text:p>
      <text:p text:style-name="P16">2) Memory 2G+</text:p>
      <text:p text:style-name="P16">3) Hard Disk <text:s/>100G Free</text:p>
      <text:p text:style-name="P16">4) Non-root login <text:span text:style-name="T3">(with sudo access)</text:span></text:p>
      <text:p text:style-name="P14">On Ubuntu machine, run:</text:p>
      <text:p text:style-name="P8">$ sudo apt update -y &amp;&amp; sudo apt upgrade -y</text:p>
      <text:p text:style-name="P10">$ sudo apt install -y autoconf build-essential chrpath cmake cpio ca-certificates curl debianutils \</text:p>
      <text:p text:style-name="P10"><text:s text:c="8"/>diffstat doxygen fop gcc-multilib gawk git iputils-ping libboost-dev libgl1 libglx-mesa0 \</text:p>
      <text:p text:style-name="P10"><text:s text:c="8"/>liblz4-tool libncurses-dev libsdl1.2-dev libsystemd-dev libtool libudev-dev lz4 lzop \</text:p>
      <text:p text:style-name="P10"><text:soft-page-break/><text:s text:c="8"/>mesa-common-dev net-tools pylint python3 python3-git python3-jinja2 python3-pexpect \</text:p>
      <text:p text:style-name="P10"><text:s text:c="8"/>python3-pip python3-subunit python-is-python3 qtbase5-dev rsync socat texinfo tree unzip \</text:p>
      <text:p text:style-name="P10"><text:s text:c="8"/>valgrind wget xsltproc xterm xz-utils zstd</text:p>
      <text:h text:style-name="P30" text:outline-level="2">Create Projects</text:h>
      <text:p text:style-name="P17">From Home directory, create and navigate to ‘projects’ directory and create tftpboot directory (Necessary for Petalinux builds):</text:p>
      <text:p text:style-name="P5">$ cd</text:p>
      <text:p text:style-name="P5">$ mkdir projects &amp;&amp; cd projects</text:p>
      <text:p text:style-name="P5">$ sudo mkdir /tftpboot</text:p>
      <text:p text:style-name="P5">$ sudo chmod 777 /tftpboot</text:p>
      <text:p text:style-name="P19"/>
      <text:h text:style-name="P34" text:outline-level="3">OBMC Project</text:h>
      <text:p text:style-name="P17">Fetch <text:span text:style-name="T4">and setup </text:span>LCR’s OBMC repository:</text:p>
      <text:p text:style-name="Code"><text:span text:style-name="T6">git clone </text:span><text:a xlink:type="simple" xlink:href="mailto:git@github.com" text:style-name="Internet_20_link" text:visited-style-name="Visited_20_Internet_20_Link"><text:span text:style-name="T6">git@github.com</text:span></text:a><text:span text:style-name="T6">:jeff-triple-crown/LCR-ChassisManager-Repo.git</text:span></text:p>
      <text:p text:style-name="P20"/>
      <text:p text:style-name="P20">NOTE: ~/projects/LCR-ChassisManager-Repo/lcr-obmc/README.txt contains a copy of this document in text format.</text:p>
      <text:h text:style-name="P35" text:outline-level="3">Petalinux Project</text:h>
      <text:p text:style-name="P18"><text:span text:style-name="T4">From the ~/projects/ <text:s/>dir, f</text:span>etch Petalinux build software ‘petalinux-v2024.2-11062026-installer.run’ from:</text:p>
      <text:p text:style-name="P17"><text:a xlink:type="simple" xlink:href="https://www.xilinx.com/support/download/index.html/content/xilinx/en/downloadNav/embedded-design-tools.html" text:style-name="Internet_20_link" text:visited-style-name="Visited_20_Internet_20_Link">https://www.xilinx.com/support/download/index.html/content/xilinx/en/downloadNav/embedded-design-tools.html</text:a></text:p>
      <text:p text:style-name="P17">and place it in ~/projects/.</text:p>
      <text:p text:style-name="P17">Verify integrity:</text:p>
      <text:p text:style-name="P6">$ md5sum ./petalinux-v2024.2-11062026-installer.run</text:p>
      <text:p text:style-name="P6">$ 1c88abbb1ba23370692c0aa9d27c0e74 <text:s/>../petalinux-v2024.2-11062026-installer.run</text:p>
      <text:p text:style-name="P15"/>
      <text:p text:style-name="P17">Install Petalinux:</text:p>
      <text:p text:style-name="P6">$ chmod +x ./petalinux-v2024.2-11062026-installer.run</text:p>
      <text:p text:style-name="P6">$ ./petalinux-v2024.2-11062026-installer.run</text:p>
      <text:p text:style-name="Text_20_body"/>
      <text:p text:style-name="P20">We should now have two directories and the petalinux installer in the ~/projects dir:</text:p>
      <text:p text:style-name="P5">$ tree -L 1</text:p>
      <text:p text:style-name="P5">├── LCR-ChassisManager-Repo</text:p>
      <text:p text:style-name="P5">├── petalinux-2024.2</text:p>
      <text:p text:style-name="P5">└── petalinux-v2024.2-11062026-installer.run</text:p>
      <text:h text:style-name="P31" text:outline-level="2"><text:soft-page-break/>Build LCR image/<text:span text:style-name="T1">rootfs</text:span></text:h>
      <text:p text:style-name="P21">To build the Yocto OBMC project:</text:p>
      <text:p text:style-name="P7">$ cd ~/projects/LCR-ChassisManager-Repo/lcr-obmc</text:p>
      <text:p text:style-name="P9">$ . ./setup zc702-zynq7</text:p>
      <text:p text:style-name="P12">$ <text:span text:style-name="T6">bitbake obmc-phosphor-image</text:span></text:p>
      <text:p text:style-name="Text_20_body"/>
      <text:p text:style-name="P21">The initial build will take some hours to complete.</text:p>
      <text:h text:style-name="P31" text:outline-level="2"><text:span text:style-name="T5">Create Petalinux BSP and </text:span>Build Petalinux image</text:h>
      <text:p text:style-name="P21">Navigate back to ~/projects and create the Petalinux BSP.</text:p>
      <text:p text:style-name="P5">$ cd ~/projects</text:p>
      <text:p text:style-name="P5">$ cd petalinux-2024.2</text:p>
      <text:p text:style-name="P5">$ . ./settings.sh</text:p>
      <text:p text:style-name="P5">$ cd ..</text:p>
      <text:p text:style-name="P5">$ petalinux-create project -n peta-bsp --template zynq</text:p>
      <text:p text:style-name="P21"/>
      <text:p text:style-name="P21">Copy petalinux hardware file and configure baseline project:</text:p>
      <text:p text:style-name="P24">$ cd peta-bsp</text:p>
      <text:p text:style-name="P24">$ cp ../LCR-ChassisManager-Repo/lcr-obmc/petalinux-files/configs/BCM_LCR.xsa .</text:p>
      <text:p text:style-name="P24">$ petalinux-config --get-hw-description=./BCM_LCR.xsa</text:p>
      <text:p text:style-name="P24"># NOTE: Save config without edits then exit from menuconfig</text:p>
      <text:p text:style-name="P21"/>
      <text:p text:style-name="P21">Now overlay <text:span text:style-name="T7">with LCR</text:span> configuration files <text:span text:style-name="T7">and build</text:span>:</text:p>
      <text:p text:style-name="P5">$ cp -a ../LCR-ChassisManager-Repo/lcr-obmc/petalinux-files/configs/project-spec .</text:p>
      <text:p text:style-name="P5">$ petalinux-build</text:p>
      <text:h text:style-name="P32" text:outline-level="2">Create Image</text:h>
      <text:p text:style-name="P13">In this step we will import the OBMC rootfs and create the necessary binaries to flash onto the controller board.</text:p>
      <text:p text:style-name="P13"/>
      <text:p text:style-name="P5">$ cd images/linux</text:p>
      <text:p text:style-name="P13">Copy helper scripts from the LCR repo:</text:p>
      <text:p text:style-name="P5">$ cp ../../../LCR-ChassisManager-Repo/lcr-obmc/petalinux-files/utils/import-obmc-rootfs.sh .</text:p>
      <text:p text:style-name="P5">$ cp ../../../LCR-ChassisManager-Repo/lcr-obmc/petalinux-files/utils/lcr-image.its .</text:p>
      <text:p text:style-name="P13"/>
      <text:p text:style-name="P13">Overwrite <text:span text:style-name="T8">petalinux </text:span>rootfs files with OBMC rootfs files:</text:p>
      <text:p text:style-name="P5">$ ./import-obmc-files.sh</text:p>
      <text:p text:style-name="P13"/>
      <text:p text:style-name="P13"><text:soft-page-break/>Create merged image:</text:p>
      <text:p text:style-name="P5">$ mkimage -f lcr-image.its image.ub</text:p>
      <text:p text:style-name="P13">NOTE: image.ub now has lcr-obmc rootfs and petalinux kernel combined</text:p>
      <text:p text:style-name="P13"/>
      <text:p text:style-name="P13">Now, we package the bootloader with the current bitstream, u-boot, etc.</text:p>
      <text:p text:style-name="P5">$ petalinux-package boot --fsbl ./zynq_fsbl.elf --u-boot ./u-boot.elf --fpga ./system.bit --force</text:p>
      <text:h text:style-name="P31" text:outline-level="2">Install Image</text:h>
      <text:p text:style-name="P22">NOTE: <text:s/>These instructions assume xsct has been installed</text:p>
      <text:p text:style-name="P22"><text:s text:c="7"/>on the Linux Build Server and that the Device to</text:p>
      <text:p text:style-name="P22"><text:s text:c="7"/>be programmed is connected vi JTAG cable.</text:p>
      <text:p text:style-name="P22"/>
      <text:p text:style-name="P22">Place board into jtag mode and run xsct.</text:p>
      <text:p text:style-name="P22"/>
      <text:p text:style-name="P22">NOTE: In the current setup, we are using an intelligent</text:p>
      <text:p text:style-name="P22"><text:s text:c="7"/>outlet strip to control both power to the Device</text:p>
      <text:p text:style-name="P22"><text:s text:c="7"/>to be programmed as well as placing the Device</text:p>
      <text:p text:style-name="P22"><text:s text:c="7"/>into either JTAG mode or QSPI mode.</text:p>
      <text:p text:style-name="P22"/>
      <text:p text:style-name="P22">Program LCR board using xsct:</text:p>
      <text:p text:style-name="P5">xsct% connect</text:p>
      <text:p text:style-name="P5">xsct% targets</text:p>
      <text:p text:style-name="P5">xsct% target 2</text:p>
      <text:p text:style-name="P5">xsct% program_flash -f ~/projects/peta-bsp/image/linux/BOOT.BIN -fsbl ~/projects/peta-bsp/image/linux/zynq_fsbl.elf -offset 0 -flash_type qspi-x4-single</text:p>
      <text:p text:style-name="P5">xsct% program_flash -f ~/projects/peta-bsp/image/linux/boot.scr -fsbl ~/projects/peta-bsp/image/linux/zynq_fsbl.elf -offset 0x800000 -flash_type qspi-x4-single</text:p>
      <text:p text:style-name="P5">xsct% program_flash -f ~/projects/peta-bsp/image/linux/image.ub -fsbl ~/projects/peta-bsp/image/linux/zynq_fsbl.elf -offset 0x840000 -flash_type qspi-x4-single</text:p>
      <text:p text:style-name="P22"/>
      <text:p text:style-name="P22">Place board into QSPI mode and cycle power. <text:s/>Board will come up to u-boot prompt. Type:</text:p>
      <text:p text:style-name="P5">Zynq&gt; run bootcmd</text:p>
      <text:p text:style-name="P22"/>
      <text:p text:style-name="P22">To load and run linux kernel</text:p>
      <text:p text:style-name="P22"/>
      <text:p text:style-name="P22">When kernel reaches login prompt login using the following credentials:</text:p>
      <text:p text:style-name="P22">‘root/0penBmc’ <text:s text:c="2"/>NOTE: ‘zero’ – NOT capital ‘o’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adornments="Regular" style:font-pitch="fixed"/>
    <style:font-face style:name="Courier New" svg:font-family="'Courier New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style:page-number="auto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loext:graphic-properties draw:fill="none" draw:fill-color="#729fcf"/>
      <style:paragraph-properties fo:text-align="start" style:justify-single-word="false" fo:background-color="transparent" fo:padding="0.0201in" fo:border-left="none" fo:border-right="none" fo:border-top="none" fo:border-bottom="0.99pt solid #2185c5" style:shadow="none">
        <style:tab-stops/>
      </style:paragraph-properties>
      <style:text-properties fo:color="#3e454c" loext:opacity="100%" fo:font-size="25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1665in" fo:margin-bottom="0.0835in" style:contextual-spacing="false" style:page-number="auto" fo:background-color="transparent" style:shadow="none">
        <style:tab-stops/>
      </style:paragraph-properties>
      <style:text-properties fo:color="#2185c5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594da" loext:opacity="100%" fo:font-size="15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2594da" loext:opacity="100%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style:shadow="none"/>
      <style:text-properties fo:color="#2594da" loext:opacity="100%" fo:font-size="13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color="#2594da" loext:opacity="100%" fo:font-size="12pt" fo:font-weight="bold" style:font-size-asian="85%" style:font-weight-asian="bold" style:font-size-complex="85%" style:font-weight-complex="600"/>
    </style:style>
    <style:style style:name="Code" style:family="paragraph" style:parent-style-name="Standard" style:master-page-name="">
      <loext:graphic-properties draw:fill="solid" draw:fill-color="#fff6e5" draw:opacity="100%"/>
      <style:paragraph-properties fo:margin-top="0.0598in" fo:margin-bottom="0in" style:contextual-spacing="false" fo:line-height="100%" style:page-number="auto" fo:background-color="#fff6e5" fo:padding="0.0402in" fo:border="0.06pt solid #ff7f66" style:shadow="none">
        <style:tab-stops/>
      </style:paragraph-properties>
      <style:text-properties fo:color="#3e454c" loext:opacity="100%" style:font-name="Courier 10 Pitch" fo:font-family="'Courier 10 Pitch'" style:font-style-name="Regular" style:font-pitch="fixed" fo:font-size="10pt" officeooo:rsid="001d0e2c" style:font-size-asian="10.5pt"/>
    </style:style>
    <style:style style:name="Alert" style:family="paragraph" style:parent-style-name="Standard" style:master-page-name="">
      <loext:graphic-properties draw:fill="none" draw:fill-color="#729fcf"/>
      <style:paragraph-properties style:page-number="auto" fo:background-color="transparent" fo:padding="0.0402in" fo:border-left="2.01pt solid #ff7f66" fo:border-right="none" fo:border-top="none" fo:border-bottom="none" style:shadow="none">
        <style:tab-stops/>
      </style:paragraph-properties>
      <style:text-properties fo:color="#ff3f1a" loext:opacity="100%" officeooo:rsid="0025273e" style:font-size-asian="10.5pt"/>
    </style:style>
    <style:style style:name="Information" style:family="paragraph" style:parent-style-name="Standard">
      <style:paragraph-properties fo:padding="0.0201in" fo:border-left="2.01pt solid #7ecefd" fo:border-right="none" fo:border-top="none" fo:border-bottom="none" style:shadow="none"/>
      <style:text-properties fo:color="#2185c5" loext:opacity="100%" officeooo:rsid="002586ab" style:font-size-asian="10.5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Image" style:family="paragraph" style:parent-style-name="Caption" style:next-style-name="Standard" style:master-page-name="">
      <style:paragraph-properties fo:margin-top="0.0799in" fo:margin-bottom="0.1in" style:contextual-spacing="false" fo:text-align="center" style:justify-single-word="false" style:page-number="auto"/>
      <style:text-properties fo:color="#3e454c" loext:opacity="100%"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666666" loext:opacity="100%" fo:font-size="9pt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fo:color="#3e454c" loext:opacity="100%" fo:font-size="10pt"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start" style:justify-single-word="false" style:page-number="auto" text:number-lines="false" text:line-number="0">
        <style:tab-stops>
          <style:tab-stop style:position="3.4626in"/>
          <style:tab-stop style:position="6.9252in" style:type="right"/>
        </style:tab-stops>
      </style:paragraph-properties>
      <style:text-properties fo:color="#dd4814" loext:opacity="100%" fo:font-size="9pt" style:font-size-asian="10.5pt"/>
    </style:style>
    <style:style style:name="Footer_20_left" style:display-name="Foot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4626in"/>
          <style:tab-stop style:position="6.9252in" style:type="right"/>
        </style:tab-stops>
      </style:paragraph-properties>
      <style:text-properties fo:color="#666666" loext:opacity="100%" fo:font-size="9pt" style:font-size-asian="10.5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font-size="10pt" fo:font-weight="bold" style:font-size-asian="10.5pt" style:font-weight-asian="bold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Heading_20_Right" style:display-name="Table Heading Right" style:family="paragraph" style:parent-style-name="Table_20_Heading" style:next-style-name="Table_20_Heading">
      <style:paragraph-properties fo:text-align="end" style:justify-single-word="false"/>
      <style:text-properties style:use-window-font-color="true" loext:opacity="0%"/>
    </style:style>
    <style:style style:name="Table_20_Heading_20_Left" style:display-name="Table Heading Left" style:family="paragraph" style:parent-style-name="Table_20_Heading" style:next-style-name="Table_20_Heading" style:master-page-name="">
      <style:paragraph-properties fo:text-align="start" style:justify-single-word="false" style:page-number="auto"/>
      <style:text-properties style:use-window-font-color="true" loext:opacity="0%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ssandra_20_Cell_20_Elements" style:display-name="Cassandra Cell Elements" style:family="paragraph" style:parent-style-name="Table_20_Contents" style:master-page-name="">
      <style:paragraph-properties fo:text-align="end" style:justify-single-word="false" style:page-number="auto"/>
      <style:text-properties fo:color="#cccccc" loext:opacity="100%" fo:font-size="8pt" style:font-size-asian="10.5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int" style:family="paragraph" style:parent-style-name="Information">
      <style:paragraph-properties fo:padding="0.0201in" fo:border-left="2.01pt solid #51e289" fo:border-right="none" fo:border-top="none" fo:border-bottom="none"/>
      <style:text-properties fo:color="#21c561" loext:opacity="100%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top="0in" fo:margin-bottom="0.1665in" style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top="0in" fo:margin-bottom="0.166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top="0.1665in" fo:margin-bottom="0.0835in" style:contextual-spacing="false" fo:text-indent="-0.25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line_20_Code" style:display-name="Inline Code" style:family="text">
      <style:text-properties fo:color="#2185c5" loext:opacity="100%" style:font-name="Courier 10 Pitch" fo:font-family="'Courier 10 Pitch'" style:font-style-name="Regular" style:font-pitch="fixed" fo:font-size="10pt" fo:background-color="#fff6e5" style:font-size-asian="10.5pt" loext:padding="0.0299in" loext:border="0.06pt solid #c0c0c0" loext:shadow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mage" style:family="graphic" style:parent-style-name="Graphics">
      <style:graphic-properties text:anchor-type="paragraph" fo:margin-top="0.2in" fo:margin-bottom="0.05in" style:wrap="none" fo:background-color="transparent" draw:fill="none" draw:fill-color="#729fcf" style:shadow="none" draw:shadow-opacity="100%">
        <style:columns fo:column-count="1" fo:column-gap="0in"/>
      </style:graphic-properties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2%.%3%.%4%.%5%.%6%" style:num-format="1" text:display-levels="5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3%.%4%.%5%.%6%.%7%" style:num-format="1" text:display-levels="5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4%.%5%.%6%.%7%.%8%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5%.%6%.%7%.%8%.%9%" style:num-format="1" text:display-levels="5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6%.%7%.%8%.%9%.%10%" style:num-format="1" text:display-levels="5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6.25in" style:type="center"/>
          <style:tab-stop style:position="6.9252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.0236in" fo:margin-right="0.0016in" fo:margin-top="0.2in" fo:border-top="0.06pt solid #fff6e5" fo:border-bottom="none" fo:border-left="none" fo:border-right="none" fo:padding="0.0201in" style:shadow="none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title>Petalinux-OBMC_Build_Instructions</text:title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4:57:31.289037596</meta:creation-date>
    <meta:editing-duration>P5DT19H22M27S</meta:editing-duration>
    <meta:editing-cycles>17</meta:editing-cycles>
    <meta:generator>LibreOffice/24.2.7.2$Linux_X86_64 LibreOffice_project/420$Build-2</meta:generator>
    <dc:title>Petalinux-OBMC_Build_Instructions</dc:title>
    <dc:date>2025-05-15T15:40:13.409784063</dc:date>
    <dc:subject>Guidelines for Creating OBMC Zynq7000 image</dc:subject>
    <meta:document-statistic meta:table-count="0" meta:image-count="0" meta:object-count="0" meta:page-count="4" meta:paragraph-count="103" meta:word-count="752" meta:character-count="5865" meta:non-whitespace-character-count="5143"/>
  </office:meta>
</office:document-meta>
</file>